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 style:list-style-name="L2">
      <style:text-properties officeooo:paragraph-rsid="0013603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Análisis inicial</text:p>
      <text:p text:style-name="Standard"/>
      <text:list text:style-name="L1">
        <text:list-item>
          <text:p text:style-name="P1">Realiza un análisis inicial del punto de partida de la web para analizar que puede hacer que los usuarios se pierdan.</text:p>
          <text:p text:style-name="P1"/>
        </text:list-item>
      </text:list>
      <text:p text:style-name="Standard">2. Prueba de usuario</text:p>
      <text:p text:style-name="P2"/>
      <text:list text:style-name="L2">
        <text:list-item>
          <text:p text:style-name="P3">Diseña un escenario de prueba para un usuario que nunca ha comprado en la web. La tarea debe ser: "Encuentra una chaqueta de cuero negra, talla M, añádela al carrito y llega hasta la pantalla donde se solicita el método de envío (sin realizar el pago real)".</text:p>
          <text:p text:style-name="P3"/>
          <text:p text:style-name="P3">¿Qué dificultades crees que encontrará el usuario con el menú lateral y los filtro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9T15:31:03.609372400</meta:creation-date>
    <dc:date>2026-02-19T15:32:29.705182100</dc:date>
    <meta:editing-duration>PT1M27S</meta:editing-duration>
    <meta:editing-cycles>1</meta:editing-cycles>
    <meta:document-statistic meta:table-count="0" meta:image-count="0" meta:object-count="0" meta:page-count="1" meta:paragraph-count="7" meta:word-count="94" meta:character-count="503" meta:non-whitespace-character-count="419"/>
    <meta:generator>LibreOffice/25.8.4.2$Windows_X86_64 LibreOffice_project/290daaa01b999472f0c7a3890eb6a550fd74c6df</meta:generator>
  </office:meta>
</office:document-meta>
</file>